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3" style:family="table-cell" style:parent-style-name="Default">
      <style:table-cell-properties fo:background-color="transparent"/>
      <style:text-properties fo:color="#000000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cc"/>
      <style:text-properties fo:color="#000000"/>
    </style:style>
    <style:style style:name="ce17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2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3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2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5" style:family="table-cell" style:parent-style-name="Default">
      <style:table-cell-properties fo:wrap-option="wrap" fo:border="0.0008in solid #000000"/>
      <style:text-properties fo:font-weight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 style:vertical-align="top"/>
    </style:style>
    <style:style style:name="ce2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ext-properties fo:font-size="10pt" style:font-size-asian="10pt" style:font-size-complex="10pt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table:style-name="ce35" office:value-type="string">
            <text:p>F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F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F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F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FNC_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F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F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5" office:value-type="string">
            <text:p>F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number-columns-repeated="1014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FNC_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FNC_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number-columns-repeated="1015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63];[.$K1])" office:value-type="float" office:value="0">
            <text:p>0</text:p>
          </table:table-cell>
          <table:table-cell table:style-name="ce113" table:formula="of:=COUNTIF([.M$7:.M$1063];[.$K1])" office:value-type="float" office:value="0">
            <text:p>0</text:p>
          </table:table-cell>
          <table:table-cell table:style-name="ce113" table:formula="of:=COUNTIF([.N$7:.N$1063];[.$K1])" office:value-type="float" office:value="0">
            <text:p>0</text:p>
          </table:table-cell>
          <table:table-cell table:style-name="ce113" table:formula="of:=COUNTIF([.O$7:.O$1063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63];[.$K2])" office:value-type="float" office:value="0">
            <text:p>0</text:p>
          </table:table-cell>
          <table:table-cell table:style-name="ce113" table:formula="of:=COUNTIF([.M$7:.M$1063];[.$K2])" office:value-type="float" office:value="0">
            <text:p>0</text:p>
          </table:table-cell>
          <table:table-cell table:style-name="ce113" table:formula="of:=COUNTIF([.N$7:.N$1063];[.$K2])" office:value-type="float" office:value="0">
            <text:p>0</text:p>
          </table:table-cell>
          <table:table-cell table:style-name="ce113" table:formula="of:=COUNTIF([.O$7:.O$1063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u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63];[.$K3])" office:value-type="float" office:value="0">
            <text:p>0</text:p>
          </table:table-cell>
          <table:table-cell table:style-name="ce113" table:formula="of:=COUNTIF([.M$7:.M$1063];[.$K3])" office:value-type="float" office:value="0">
            <text:p>0</text:p>
          </table:table-cell>
          <table:table-cell table:style-name="ce113" table:formula="of:=COUNTIF([.N$7:.N$1063];[.$K3])" office:value-type="float" office:value="0">
            <text:p>0</text:p>
          </table:table-cell>
          <table:table-cell table:style-name="ce113" table:formula="of:=COUNTIF([.O$7:.O$1063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23])" office:value-type="float" office:value="42" table:number-columns-spanned="3" table:number-rows-spanned="1">
            <text:p>4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63];[.$K4])" office:value-type="float" office:value="0">
            <text:p>0</text:p>
          </table:table-cell>
          <table:table-cell table:style-name="ce113" table:formula="of:=COUNTIF([.M$7:.M$1063];[.$K4])" office:value-type="float" office:value="0">
            <text:p>0</text:p>
          </table:table-cell>
          <table:table-cell table:style-name="ce113" table:formula="of:=COUNTIF([.N$7:.N$1063];[.$K4])" office:value-type="float" office:value="0">
            <text:p>0</text:p>
          </table:table-cell>
          <table:table-cell table:style-name="ce113" table:formula="of:=COUNTIF([.O$7:.O$1063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63];[.$K5])" office:value-type="float" office:value="0">
            <text:p>0</text:p>
          </table:table-cell>
          <table:table-cell table:style-name="ce113" table:formula="of:=COUNTIF([.M$7:.M$1063];[.$K5])" office:value-type="float" office:value="0">
            <text:p>0</text:p>
          </table:table-cell>
          <table:table-cell table:style-name="ce113" table:formula="of:=COUNTIF([.N$7:.N$1063];[.$K5])" office:value-type="float" office:value="0">
            <text:p>0</text:p>
          </table:table-cell>
          <table:table-cell table:style-name="ce113" table:formula="of:=COUNTIF([.O$7:.O$1063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date 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7" office:value-type="string">
            <text:p><text:span text:style-name="T4">- Content list viewer management form is shown properly</text:span></text:p>
            <text:p><text:span text:style-name="T4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7" table:default-cell-style-name="ce126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25">
          <table:table-cell table:style-name="ce126"/>
          <table:table-cell table:style-name="ce130" office:value-type="string">
            <text:p>Fu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7" table:number-columns-repeated="167"/>
          <table:table-cell table:number-columns-repeated="34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9">
          <table:table-cell table:style-name="ce127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3" table:number-columns-repeated="36"/>
          <table:table-cell table:style-name="ce168" table:number-columns-repeated="167"/>
          <table:table-cell table:style-name="ce163" table:number-columns-repeated="3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3996in" svg:height="0.6831in" svg:x="9.7366in" svg:y="44.4252in" draw:caption-point-x="-0.2402in" draw:caption-point-y="-40.098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898in" svg:height="0.8949in" svg:x="9.5606in" svg:y="102.5307in" draw:caption-point-x="-0.0642in" draw:caption-point-y="-93.1559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fck 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240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09in" svg:height="0.5457in" svg:x="5.7181in" svg:y="157.5366in" draw:caption-point-x="-0.2402in" draw:caption-point-y="-140.8433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09in" svg:height="0.7083in" svg:x="9.7366in" svg:y="328.3791in" draw:caption-point-x="-0.2402in" draw:caption-point-y="-304.810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70" table:number-columns-repeated="167"/>
          <table:table-cell table:style-name="ce173"/>
          <table:table-cell table:number-columns-repeated="3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34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3" table:number-columns-repeated="36"/>
          <table:table-cell table:style-name="ce171" table:number-columns-repeated="167"/>
          <table:table-cell table:style-name="ce163" table:number-columns-repeated="34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237"/>
        </table:table-row>
        <table:table-row table:style-name="ro1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237"/>
        </table:table-row>
        <table:table-row table:style-name="ro1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72" table:number-columns-repeated="167"/>
          <table:table-cell table:number-columns-repeated="34"/>
        </table:table-row>
        <table:table-row table:style-name="ro1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34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8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74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7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9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5" table:number-columns-repeated="208"/>
          <table:table-cell table:style-name="ce194"/>
          <table:table-cell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0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91" table:number-columns-repeated="2"/>
          <table:table-cell table:style-name="ce194" table:number-columns-repeated="28"/>
          <table:table-cell table:style-name="ce196" table:number-columns-repeated="208"/>
          <table:table-cell table:style-name="ce194"/>
          <table:table-cell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 table:number-columns-repeated="3"/>
          <table:table-cell table:style-name="ce194" table:number-columns-repeated="237"/>
          <table:table-cell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0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240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4" table:number-columns-repeated="23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7" office:value-type="string">
            <text:p>WCM\Search\Setting</text:p>
          </table:table-cell>
          <table:table-cell table:style-name="ce182" office:value-type="string">
            <text:p>Check display form to setting</text:p>
            <text:p><text:s/>search result page</text:p>
          </table:table-cell>
          <table:table-cell table:style-name="ce177" office:value-type="string">
            <text:p>Step 3: Display form to setting </text:p>
            <text:p>search page</text:p>
          </table:table-cell>
          <table:table-cell table:style-name="ce17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7"/>
          <table:table-cell table:content-validation-name="val2"/>
          <table:table-cell table:style-name="ce177" table:number-columns-repeated="7"/>
          <table:table-cell table:number-columns-repeated="238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4: Choose box <text:s/>search for</text:p>
            <text:p><text:s/>page mode</text:p>
          </table:table-cell>
          <table:table-cell table:style-name="ce178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78" office:value-type="string">
            <text:p>Step 5: Check form after </text:p>
            <text:p>choosing box search </text:p>
          </table:table-cell>
          <table:table-cell table:style-name="ce178" office:value-type="string">
            <text:p>- Choose search portlet on </text:p>
            <text:p>navigation bar</text:p>
          </table:table-cell>
          <table:table-cell table:style-name="ce17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4: Change item per page </text:p>
            <text:p>for result search page</text:p>
          </table:table-cell>
          <table:table-cell table:style-name="ce178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8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5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4: Change search page</text:p>
            <text:p>layout template</text:p>
          </table:table-cell>
          <table:table-cell table:style-name="ce178" office:value-type="string">
            <text:p>- Choose </text:p>
            <text:p>UIResultpagelayoutdefault.gtmpl</text:p>
            <text:p>on page layout template</text:p>
          </table:table-cell>
          <table:table-cell table:style-name="ce17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8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78" office:value-type="string">
            <text:p>Step 5: Check display search </text:p>
            <text:p>result page after changing</text:p>
          </table:table-cell>
          <table:table-cell table:style-name="ce17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3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2: Do search </text:p>
          </table:table-cell>
          <table:table-cell table:style-name="ce178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8" office:value-type="string">
            <text:p>WCM\Search\Textbox</text:p>
          </table:table-cell>
          <table:table-cell table:style-name="ce184" office:value-type="string">
            <text:p>Check search on textbox by </text:p>
            <text:p>administrator</text:p>
          </table:table-cell>
          <table:table-cell table:style-name="ce178" office:value-type="string">
            <text:p>Step 3: Check display search</text:p>
            <text:p>result</text:p>
          </table:table-cell>
          <table:table-cell table:style-name="ce178" office:value-type="string">
            <text:p>- See on search result page</text:p>
          </table:table-cell>
          <table:table-cell table:style-name="ce178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style-name="ce194" table:number-columns-repeated="238"/>
        </table:table-row>
        <table:table-row table:style-name="ro4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9"/>
          <table:table-cell table:style-name="ce89" table:number-columns-repeated="245"/>
        </table:table-row>
      </table:table>
      <table:table table:name="Other_Actions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03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6">
          <table:table-cell/>
          <table:table-cell table:style-name="ce198" office:value-type="string" table:number-columns-spanned="4" table:number-rows-spanned="1">
            <text:p>TEST CASES</text:p>
          </table:table-cell>
          <table:covered-table-cell table:style-name="ce198"/>
          <table:covered-table-cell table:style-name="ce198"/>
          <table:covered-table-cell table:style-name="ce198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199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9" table:number-columns-repeated="205"/>
          <table:table-cell table:number-columns-repeated="35"/>
        </table:table-row>
        <table:table-row table:style-name="ro25">
          <table:table-cell/>
          <table:table-cell table:style-name="ce200" office:value-type="string">
            <text:p>Functions list</text:p>
          </table:table-cell>
          <table:table-cell table:style-name="ce202" office:value-type="string" table:number-columns-spanned="3" table:number-rows-spanned="1">
            <text:p>Check something on program</text:p>
          </table:table-cell>
          <table:covered-table-cell table:style-name="ce202"/>
          <table:covered-table-cell table:style-name="ce202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2">
          <table:table-cell/>
          <table:table-cell table:style-name="ce200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9" table:number-columns-repeated="205"/>
          <table:table-cell table:number-columns-repeated="35"/>
        </table:table-row>
        <table:table-row table:style-name="ro16">
          <table:table-cell/>
          <table:table-cell table:style-name="ce201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197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04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edit mode </text:p>
            <text:p><text:s/></text:p>
          </table:table-cell>
          <table:table-cell table:style-name="ce206" office:value-type="string">
            <text:p>Step 2: Display edit mode</text:p>
          </table:table-cell>
          <table:table-cell table:style-name="ce207" office:value-type="string">
            <text:p>- Select <text:span text:style-name="T9">Edit</text:span> mode <text:span text:style-name="T21">at the top right corner</text:span></text:p>
          </table:table-cell>
          <table:table-cell table:style-name="ce207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6" office:value-type="string">
            <text:p>Step 1: Access WCM program</text:p>
          </table:table-cell>
          <table:table-cell table:style-name="ce207" office:value-type="string">
            <text:p>- Login with user is advanced user</text:p>
          </table:table-cell>
          <table:table-cell table:style-name="ce207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77" office:value-type="string">
            <text:p>High</text:p>
          </table:table-cell>
          <table:table-cell table:style-name="ce208" table:number-columns-repeated="6"/>
          <table:table-cell table:style-name="ce75" table:number-columns-repeated="3"/>
          <table:table-cell table:style-name="ce74" table:number-columns-repeated="203"/>
          <table:table-cell table:number-columns-repeated="35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5" office:value-type="string">
            <text:p>WCM\Site Admin Toolbar\Edit Mode</text:p>
          </table:table-cell>
          <table:table-cell table:style-name="ce205" office:value-type="string">
            <text:p>Display live mode </text:p>
          </table:table-cell>
          <table:table-cell table:style-name="ce206" office:value-type="string">
            <text:p>Step 2: Display live mode</text:p>
          </table:table-cell>
          <table:table-cell table:style-name="ce207" office:value-type="string">
            <text:p>- Select <text:span text:style-name="T9">Publish</text:span> mode <text:span text:style-name="T21">at the top right corner</text:span></text:p>
          </table:table-cell>
          <table:table-cell table:style-name="ce207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247"/>
        </table:table-row>
        <table:table-row table:style-name="ro49" table:number-rows-repeated="10">
          <table:table-cell table:number-columns-repeated="256"/>
        </table:table-row>
        <table:table-row table:style-name="ro49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7"/>
        <table:table-column table:style-name="co35" table:default-cell-style-name="ce177"/>
        <table:table-column table:style-name="co49" table:default-cell-style-name="ce177"/>
        <table:table-column table:style-name="co50" table:default-cell-style-name="ce177"/>
        <table:table-column table:style-name="co44" table:default-cell-style-name="ce177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number-columns-repeated="244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12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4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13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FNC_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FNC_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18">
          <table:table-cell table:style-name="ce211"/>
          <table:table-cell table:style-name="ce177"/>
          <table:table-cell table:style-name="ce211"/>
          <table:table-cell table:style-name="ce177"/>
          <table:table-cell table:number-columns-repeated="252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Form_Generator" table:style-name="ta3" table:print="false">
        <office:forms form:automatic-focus="false" form:apply-design-mode="false"/>
        <table:table-column table:style-name="co53" table:default-cell-style-name="ce211"/>
        <table:table-column table:style-name="co10" table:default-cell-style-name="ce177"/>
        <table:table-column table:style-name="co54" table:default-cell-style-name="ce211"/>
        <table:table-column table:style-name="co55" table:default-cell-style-name="ce177"/>
        <table:table-column table:style-name="co56" table:default-cell-style-name="ce177"/>
        <table:table-column table:style-name="co57" table:default-cell-style-name="ce177"/>
        <table:table-column table:style-name="co58" table:default-cell-style-name="ce177"/>
        <table:table-column table:style-name="co59" table:default-cell-style-name="ce177"/>
        <table:table-column table:style-name="co38" table:default-cell-style-name="ce177"/>
        <table:table-column table:style-name="co7" table:number-columns-repeated="247" table:default-cell-style-name="ce89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</table:table-row>
        <table:table-row table:style-name="ro25">
          <table:table-cell table:style-name="ce84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style-name="Default" table:number-columns-repeated="2"/>
          <table:table-cell table:style-name="ce192"/>
          <table:table-cell table:style-name="ce193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175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style-name="Default" table:number-columns-repeated="2"/>
          <table:table-cell table:style-name="ce192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3">
          <table:table-cell table:style-name="ce210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Administration</text:span></text:p>
            <text:p>- Select <text:span text:style-name="T11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8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82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8" office:value-type="string">
            <text:p>- Put value in all required field</text:p>
            <text:p>- Click <text:span text:style-name="T9">Save</text:span> button</text:p>
          </table:table-cell>
          <table:table-cell table:style-name="ce21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8" office:value-type="string">
            <text:p>- Go to <text:span text:style-name="T9">Site Explorer</text:span></text:p>
            <text:p><text:span text:style-name="T8">- Select path that you store document</text:span></text:p>
          </table:table-cell>
          <table:table-cell table:style-name="ce21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82"/>
          <table:table-cell/>
          <table:table-cell table:style-name="ce218" table:number-columns-repeated="2"/>
          <table:table-cell table:number-columns-repeated="248"/>
        </table:table-row>
        <table:table-row table:style-name="ro68" table:number-rows-repeated="136">
          <table:table-cell table:number-columns-repeated="256"/>
        </table:table-row>
        <table:table-row table:style-name="ro6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247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7"/>
        <table:table-column table:style-name="co60" table:default-cell-style-name="ce177"/>
        <table:table-column table:style-name="co37" table:default-cell-style-name="ce211"/>
        <table:table-column table:style-name="co61" table:default-cell-style-name="ce177"/>
        <table:table-column table:style-name="co62" table:default-cell-style-name="ce177"/>
        <table:table-column table:style-name="co63" table:default-cell-style-name="ce177"/>
        <table:table-column table:style-name="co64" table:default-cell-style-name="ce177"/>
        <table:table-column table:style-name="co42" table:default-cell-style-name="ce177"/>
        <table:table-column table:style-name="co7" table:default-cell-style-name="ce177"/>
        <table:table-column table:style-name="co7" table:number-columns-repeated="247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2"/>
        </table:table-row>
        <table:table-row table:style-name="ro25">
          <table:table-cell table:style-name="ce110"/>
          <table:table-cell table:style-name="ce175" office:value-type="string">
            <text:p>Fu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92"/>
          <table:table-cell table:style-name="ce193" table:number-columns-repeated="5"/>
          <table:table-cell table:number-columns-repeated="2"/>
          <table:table-cell table:style-name="ce192"/>
          <table:table-cell table:style-name="ce193" table:number-columns-repeated="6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175" office:value-type="string">
            <text:p>Total Main Cases</text:p>
          </table:table-cell>
          <table:table-cell table:style-name="ce92" table:formula="of:=MAX([.A7:.A6489])" office:value-type="float" office:value="34" table:number-columns-spanned="3" table:number-rows-spanned="1">
            <text:p>3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92" table:number-columns-repeated="6"/>
          <table:table-cell table:number-columns-repeated="2"/>
          <table:table-cell table:style-name="ce192" table:number-columns-repeated="7"/>
          <table:table-cell table:number-columns-repeated="15"/>
          <table:table-cell table:style-name="ce112" table:number-columns-repeated="208"/>
          <table:table-cell table:number-columns-repeated="2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2" table:number-columns-repeated="8"/>
          <table:table-cell table:style-name="ce162" table:number-columns-repeated="4"/>
          <table:table-cell table:style-name="ce165" table:number-columns-repeated="11"/>
          <table:table-cell table:style-name="ce84" table:number-columns-repeated="13"/>
          <table:table-cell table:style-name="ce166" table:number-columns-repeated="208"/>
          <table:table-cell table:style-name="ce84" table:number-columns-repeated="2"/>
        </table:table-row>
        <table:table-row table:style-name="ro17">
          <table:table-cell table:style-name="ce210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12" office:value-type="float" office:value="1">
            <text:p>001</text:p>
          </table:table-cell>
          <table:table-cell table:style-name="ce213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Administration</text:span></text:p>
            <text:p><text:span text:style-name="T11">- </text:span><text:span text:style-name="T5">Go to </text:span><text:span text:style-name="T11">Ontologies-&gt; Manage 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8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3" office:value-type="float" office:value="1">
            <text:p>001</text:p>
          </table:table-cell>
          <table:table-cell table:style-name="ce213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8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83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3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8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 table:number-rows-repeated="108">
          <table:table-cell table:number-columns-repeated="256"/>
        </table:table-row>
        <table:table-row table:style-name="ro21" table:number-rows-repeated="10">
          <table:table-cell table:style-name="ce89" table:number-columns-repeated="2"/>
          <table:table-cell table:style-name="ce84"/>
          <table:table-cell table:style-name="ce89" table:number-columns-repeated="253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22"/>
        <table:table-column table:style-name="co66" table:default-cell-style-name="ce222"/>
        <table:table-column table:style-name="co67" table:default-cell-style-name="ce222"/>
        <table:table-column table:style-name="co68" table:default-cell-style-name="ce222"/>
        <table:table-column table:style-name="co67" table:default-cell-style-name="ce222"/>
        <table:table-column table:style-name="co69" table:default-cell-style-name="ce222"/>
        <table:table-column table:style-name="co3" table:number-columns-repeated="250" table:default-cell-style-name="ce222"/>
        <table:table-column table:style-name="co7" table:number-columns-repeated="768" table:default-cell-style-name="ce222"/>
        <table:table-row table:style-name="ro70">
          <table:table-cell table:style-name="ce220" office:value-type="string" table:number-columns-spanned="5" table:number-rows-spanned="2">
            <text:p>WCM Functionalities List</text:p>
            <text:p><text:span text:style-name="T33">Based on document version:</text:span></text:p>
            <text:p><text:span text:style-name="T33">Product built version:</text:span></text:p>
          </table:table-cell>
          <table:covered-table-cell table:style-name="ce220"/>
          <table:covered-table-cell table:style-name="ce220"/>
          <table:covered-table-cell table:style-name="ce220"/>
          <table:covered-table-cell table:style-name="ce220"/>
          <table:table-cell table:style-name="ce220" office:value-type="string" table:number-columns-spanned="1" table:number-rows-spanned="3">
            <text:p>Total cases</text:p>
          </table:table-cell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27" table:number-columns-spanned="1" table:number-rows-spanned="3"/>
          <table:table-cell table:style-name="ce230" table:number-columns-repeated="245"/>
          <table:table-cell table:number-columns-repeated="769"/>
        </table:table-row>
        <table:table-row table:style-name="ro71"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72">
          <table:table-cell table:style-name="ce220" office:value-type="string">
            <text:p>Id</text:p>
          </table:table-cell>
          <table:table-cell table:style-name="ce220" office:value-type="string">
            <text:p>Portlet</text:p>
          </table:table-cell>
          <table:table-cell table:style-name="ce220" office:value-type="string">
            <text:p>Functional Group</text:p>
          </table:table-cell>
          <table:table-cell table:style-name="ce220" office:value-type="string">
            <text:p>Functionality</text:p>
          </table:table-cell>
          <table:table-cell table:style-name="ce220" office:value-type="string">
            <text:p>Functionality summary</text:p>
          </table:table-cell>
          <table:covered-table-cell table:style-name="ce220"/>
          <table:covered-table-cell table:style-name="ce227"/>
          <table:covered-table-cell table:style-name="ce227"/>
          <table:covered-table-cell table:style-name="ce227"/>
          <table:covered-table-cell table:style-name="ce227"/>
          <table:table-cell table:style-name="ce230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FNC_ECMS_WCM_SCV_01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5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C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5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C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5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5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2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5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3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5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LV_04</text:p>
          </table:table-cell>
          <table:table-cell table:style-name="ce223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5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NC_ECMS_WCM_BF_01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5" table:formula="of:=SUMPRODUCT(([$Banner_Footer.B$7:.B$1001]=[.$A11])*([$Banner_Footer.A$7:.A$1001]&lt;&gt;&quot;&quot;))" office:value-type="float" office:value="7">
            <text:p>7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NC_ECMS_WCM_BF_02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5" table:formula="of:=SUMPRODUCT(([$Banner_Footer.B$7:.B$1001]=[.$A12])*([$Banner_Footer.A$7:.A$1001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8" office:value-type="string">
            <text:p>FNC_ECMS_WCM_BF_03</text:p>
          </table:table-cell>
          <table:table-cell table:style-name="ce223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5" table:formula="of:=SUMPRODUCT(([$Banner_Footer.B$7:.B$1001]=[.$A13])*([$Banner_Footer.A$7:.A$1001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EARCH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5" table:formula="of:=SUMPRODUCT(([$Search.B$7:.B$1087]=[.$A14])*([$Search.A$7:.A$1087]&lt;&gt;&quot;&quot;))" office:value-type="float" office:value="16">
            <text:p>16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EARCH_02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5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5" table:formula="of:=SUMPRODUCT(([$Search.B$7:.B$1087]=[.$A15])*([$Search.A$7:.A$1087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SEARCH_03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5" table:formula="of:=SUMPRODUCT(([$Search.B$7:.B$1087]=[.$A16])*([$Search.A$7:.A$1087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MICS_01.001</text:p>
          </table:table-cell>
          <table:table-cell table:style-name="ce224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5" table:formula="of:=SUMPRODUCT(([$Other_Actions.B$7:.B$1094]=[.$A17])*([$Other_Actions.A$7:.A$1094]&lt;&gt;&quot;&quot;))" office:value-type="float" office:value="2">
            <text:p>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1</text:p>
          </table:table-cell>
          <table:table-cell table:style-name="ce224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5" table:formula="of:=SUMPRODUCT(([$Newsletter.B$7:.B$1167]=[.$A18])*([$Newsletter.A$7:.A$1167]&lt;&gt;&quot;&quot;))" office:value-type="float" office:value="8">
            <text:p>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2</text:p>
          </table:table-cell>
          <table:table-cell table:style-name="ce224" office:value-type="string">
            <text:p>WCM</text:p>
          </table:table-cell>
          <table:table-cell table:style-name="ce213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5" table:formula="of:=SUMPRODUCT(([$Newsletter.B$7:.B$1167]=[.$A19])*([$Newsletter.A$7:.A$1167]&lt;&gt;&quot;&quot;))" office:value-type="float" office:value="18">
            <text:p>18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5" table:formula="of:=SUMPRODUCT(([$Newsletter.B$7:.B$1167]=[.$A20])*([$Newsletter.A$7:.A$1167]&lt;&gt;&quot;&quot;))" office:value-type="float" office:value="21">
            <text:p>2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4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5" table:formula="of:=SUMPRODUCT(([$Newsletter.B$7:.B$1167]=[.$A21])*([$Newsletter.A$7:.A$1167]&lt;&gt;&quot;&quot;))" office:value-type="float" office:value="22">
            <text:p>2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NEWS_05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5" table:formula="of:=SUMPRODUCT(([$Newsletter.B$7:.B$1167]=[.$A22])*([$Newsletter.A$7:.A$1167]&lt;&gt;&quot;&quot;))" office:value-type="float" office:value="11">
            <text:p>11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FORM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5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FORM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5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AT_01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5" table:formula="of:=SUMPRODUCT(([$Categories.B$7:.B$1123]=[.$A25])*([$Categories.A$7:.A$1123]&lt;&gt;&quot;&quot;))" office:value-type="float" office:value="5">
            <text:p>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AT_02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5" table:formula="of:=SUMPRODUCT(([$Categories.B$7:.B$1123]=[.$A26])*([$Categories.A$7:.A$1123]&lt;&gt;&quot;&quot;))" office:value-type="float" office:value="25">
            <text:p>25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12">
          <table:table-cell table:style-name="ce35" office:value-type="string">
            <text:p>FNC_ECMS_WCM_CAT_03</text:p>
          </table:table-cell>
          <table:table-cell table:style-name="ce224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5" table:formula="of:=SUMPRODUCT(([$Categories.B$7:.B$1123]=[.$A27])*([$Categories.A$7:.A$1123]&lt;&gt;&quot;&quot;))" office:value-type="float" office:value="4">
            <text:p>4</text:p>
          </table:table-cell>
          <table:table-cell table:style-name="ce228" table:number-columns-repeated="3"/>
          <table:table-cell table:style-name="ce229"/>
          <table:table-cell table:number-columns-repeated="1014"/>
        </table:table-row>
        <table:table-row table:style-name="ro9">
          <table:table-cell table:style-name="ce221" office:value-type="string" table:number-columns-spanned="5" table:number-rows-spanned="1">
            <text:p>TOTAL</text:p>
          </table:table-cell>
          <table:covered-table-cell table:style-name="ce221"/>
          <table:covered-table-cell table:style-name="ce221"/>
          <table:covered-table-cell table:style-name="ce221"/>
          <table:covered-table-cell table:style-name="ce221"/>
          <table:table-cell table:style-name="ce226" table:formula="of:=SUM([.F4:.F27])" office:value-type="float" office:value="246">
            <text:p>246</text:p>
          </table:table-cell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1-01-03T15:05:25</dc:date>
    <dc:language>en-US</dc:language>
    <meta:editing-cycles>328</meta:editing-cycles>
    <meta:editing-duration>PT114H33M12S</meta:editing-duration>
    <meta:document-statistic meta:table-count="11" meta:cell-count="8321" meta:object-count="2"/>
    <meta:user-defined meta:name="Info 1"/>
    <meta:user-defined meta:name="Info 2"/>
    <meta:user-defined meta:name="Info 3"/>
    <meta:user-defined meta:name="Info 4"/>
  </office:meta>
</office:document-meta>
</file>